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5.971cm"/>
    </style:style>
    <style:style style:name="co7" style:family="table-column">
      <style:table-column-properties fo:break-before="auto" style:column-width="2.889cm"/>
    </style:style>
    <style:style style:name="co8" style:family="table-column">
      <style:table-column-properties fo:break-before="auto" style:column-width="2.33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2.044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Arial" style:font-name-asian="SimSun" style:font-name-complex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glyph-orientation-vertical="0" fo:background-color="#cc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SimSun" style:font-name-complex="Arial"/>
    </style:style>
    <style:style style:name="ce10" style:family="table-cell" style:parent-style-name="Default" style:data-style-name="N0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visibility="collapse" table:default-cell-style-name="ce4"/>
        <table:table-column table:style-name="co4" table:visibility="collapse" table:default-cell-style-name="ce4"/>
        <table:table-column table:style-name="co5" table:visibility="collapse" table:default-cell-style-name="ce7"/>
        <table:table-column table:style-name="co2" table:visibility="collapse" table:default-cell-style-name="ce4"/>
        <table:table-column table:style-name="co6" table:visibility="collapse" table:default-cell-style-name="Default"/>
        <table:table-column table:style-name="co7" table:visibility="collapse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irst_name</text:p>
          </table:table-cell>
          <table:table-cell table:style-name="ce1" office:value-type="string">
            <text:p>family_name</text:p>
          </table:table-cell>
          <table:table-cell table:style-name="ce5" office:value-type="string">
            <text:p>birthdate</text:p>
          </table:table-cell>
          <table:table-cell table:style-name="ce8" office:value-type="string">
            <text:p>gender</text:p>
          </table:table-cell>
          <table:table-cell table:style-name="ce8" office:value-type="string">
            <text:p>portrait</text:p>
          </table:table-cell>
          <table:table-cell table:style-name="ce8" office:value-type="string">
            <text:p>portrait_source</text:p>
          </table:table-cell>
          <table:table-cell table:style-name="ce1" office:value-type="string">
            <text:p>nb_guitars</text:p>
          </table:table-cell>
          <table:table-cell table:style-name="ce1" office:value-type="string">
            <text:p>favorite_artist_id</text:p>
          </table:table-cell>
          <table:table-cell table:style-name="ce10" office:value-type="string">
            <text:p>birthyear</text:p>
          </table:table-cell>
        </table:table-row>
        <table:table-row table:style-name="ro1">
          <table:table-cell table:style-name="ce2" office:value-type="string">
            <text:p>person_1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Marcel</text:p>
          </table:table-cell>
          <table:table-cell table:style-name="ce2" office:value-type="string">
            <text:p>Pagnol</text:p>
          </table:table-cell>
          <table:table-cell table:style-name="ce6" office:value-type="string">
            <text:p>28/02/1895</text:p>
          </table:table-cell>
          <table:table-cell office:value-type="string">
            <text:p>man</text:p>
          </table:table-cell>
          <table:table-cell office:value-type="string">
            <text:p>Marcel_Pagnol_1931.jpg</text:p>
          </table:table-cell>
          <table:table-cell office:value-type="string">
            <text:p>wikimedi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son_2</text:p>
          </table:table-cell>
          <table:table-cell table:style-name="ce11" office:value-type="float" office:value="1895">
            <text:p>1895</text:p>
          </table:table-cell>
        </table:table-row>
        <table:table-row table:style-name="ro1">
          <table:table-cell table:style-name="ce3" office:value-type="string">
            <text:p>person_2</text:p>
          </table:table-cell>
          <table:table-cell table:style-name="ce2" office:value-type="string">
            <text:p>filmmaker</text:p>
          </table:table-cell>
          <table:table-cell table:style-name="ce2" office:value-type="string">
            <text:p>Alfred</text:p>
          </table:table-cell>
          <table:table-cell table:style-name="ce2" office:value-type="string">
            <text:p>Hitchcock</text:p>
          </table:table-cell>
          <table:table-cell table:style-name="ce6" office:value-type="string">
            <text:p>13/08/1899</text:p>
          </table:table-cell>
          <table:table-cell office:value-type="string">
            <text:p>man</text:p>
          </table:table-cell>
          <table:table-cell office:value-type="string">
            <text:p>Hitchcock_Alfred_02.jpg</text:p>
          </table:table-cell>
          <table:table-cell office:value-type="string">
            <text:p>wikimedi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son_6</text:p>
          </table:table-cell>
          <table:table-cell table:style-name="ce11" office:value-type="string">
            <text:p>1899</text:p>
          </table:table-cell>
        </table:table-row>
        <table:table-row table:style-name="ro1">
          <table:table-cell table:style-name="ce2" office:value-type="string">
            <text:p>person_3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Antoine</text:p>
          </table:table-cell>
          <table:table-cell table:style-name="ce2" office:value-type="string">
            <text:p>De Saint-Exupéry</text:p>
          </table:table-cell>
          <table:table-cell table:style-name="ce6" office:value-type="string">
            <text:p>29/06/1900</text:p>
          </table:table-cell>
          <table:table-cell office:value-type="string">
            <text:p>man</text:p>
          </table:table-cell>
          <table:table-cell office:value-type="string">
            <text:p>220px-11exupery-inline1-500.webp</text:p>
          </table:table-cell>
          <table:table-cell office:value-type="string">
            <text:p>wikimedia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erson_24</text:p>
          </table:table-cell>
          <table:table-cell table:style-name="ce11" office:value-type="string">
            <text:p>1900</text:p>
          </table:table-cell>
        </table:table-row>
        <table:table-row table:style-name="ro1">
          <table:table-cell table:style-name="ce3" office:value-type="string">
            <text:p>person_4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Franck</text:p>
          </table:table-cell>
          <table:table-cell table:style-name="ce2" office:value-type="string">
            <text:p>Herbert</text:p>
          </table:table-cell>
          <table:table-cell table:style-name="ce6" office:value-type="string">
            <text:p>08/10/1920</text:p>
          </table:table-cell>
          <table:table-cell office:value-type="string">
            <text:p>man</text:p>
          </table:table-cell>
          <table:table-cell office:value-type="string">
            <text:p>220px-Frank_Herbert_-_1984.jpg</text:p>
          </table:table-cell>
          <table:table-cell office:value-type="string">
            <text:p>wikimedi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erson_13</text:p>
          </table:table-cell>
          <table:table-cell table:style-name="ce11" office:value-type="string">
            <text:p>1920</text:p>
          </table:table-cell>
        </table:table-row>
        <table:table-row table:style-name="ro1">
          <table:table-cell table:style-name="ce2" office:value-type="string">
            <text:p>person_5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Romain</text:p>
          </table:table-cell>
          <table:table-cell table:style-name="ce2" office:value-type="string">
            <text:p>Gary</text:p>
          </table:table-cell>
          <table:table-cell table:style-name="ce6" office:value-type="string">
            <text:p>29/05/1914</text:p>
          </table:table-cell>
          <table:table-cell office:value-type="string">
            <text:p>man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string">
            <text:p>person_8</text:p>
          </table:table-cell>
          <table:table-cell table:style-name="ce11" office:value-type="string">
            <text:p>1914</text:p>
          </table:table-cell>
        </table:table-row>
        <table:table-row table:style-name="ro1">
          <table:table-cell table:style-name="ce3" office:value-type="string">
            <text:p>person_6</text:p>
          </table:table-cell>
          <table:table-cell table:style-name="ce2" office:value-type="string">
            <text:p>actor</text:p>
          </table:table-cell>
          <table:table-cell table:style-name="ce2" office:value-type="string">
            <text:p>Linda</text:p>
          </table:table-cell>
          <table:table-cell table:style-name="ce2" office:value-type="string">
            <text:p>Hamilton</text:p>
          </table:table-cell>
          <table:table-cell table:style-name="ce6" office:value-type="string">
            <text:p>15/05/1964</text:p>
          </table:table-cell>
          <table:table-cell office:value-type="string">
            <text:p>woman</text:p>
          </table:table-cell>
          <table:table-cell office:value-type="string">
            <text:p>280px-Linda_Hamilton_by_Gage_Skidmore.jpg</text:p>
          </table:table-cell>
          <table:table-cell office:value-type="string">
            <text:p>wikimedia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person_31</text:p>
          </table:table-cell>
          <table:table-cell table:style-name="ce11" office:value-type="string">
            <text:p>1964</text:p>
          </table:table-cell>
        </table:table-row>
        <table:table-row table:style-name="ro1">
          <table:table-cell table:style-name="ce2" office:value-type="string">
            <text:p>person_7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JRR</text:p>
          </table:table-cell>
          <table:table-cell table:style-name="ce2" office:value-type="string">
            <text:p>Tolkien</text:p>
          </table:table-cell>
          <table:table-cell table:style-name="ce6" office:value-type="string">
            <text:p>03/01/1892</text:p>
          </table:table-cell>
          <table:table-cell office:value-type="string">
            <text:p>man</text:p>
          </table:table-cell>
          <table:table-cell office:value-type="string">
            <text:p>220px-Tolkien_1916.webp</text:p>
          </table:table-cell>
          <table:table-cell office:value-type="string">
            <text:p>wikimedia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erson_8</text:p>
          </table:table-cell>
          <table:table-cell table:style-name="ce11" office:value-type="string">
            <text:p>1892</text:p>
          </table:table-cell>
        </table:table-row>
        <table:table-row table:style-name="ro1">
          <table:table-cell table:style-name="ce3" office:value-type="string">
            <text:p>person_8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Steinbeck</text:p>
          </table:table-cell>
          <table:table-cell table:style-name="ce6" office:value-type="string">
            <text:p>27/02/1902</text:p>
          </table:table-cell>
          <table:table-cell office:value-type="string">
            <text:p>man</text:p>
          </table:table-cell>
          <table:table-cell office:value-type="string">
            <text:p>220px-John_Steinbeck_1962.webp</text:p>
          </table:table-cell>
          <table:table-cell office:value-type="string">
            <text:p>wikimedia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erson_7</text:p>
          </table:table-cell>
          <table:table-cell table:style-name="ce11" office:value-type="string">
            <text:p>1902</text:p>
          </table:table-cell>
        </table:table-row>
        <table:table-row table:style-name="ro1">
          <table:table-cell table:style-name="ce2" office:value-type="string">
            <text:p>person_9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Arturo</text:p>
          </table:table-cell>
          <table:table-cell table:style-name="ce2" office:value-type="string">
            <text:p>Pérez-Reverte</text:p>
          </table:table-cell>
          <table:table-cell table:style-name="ce6" office:value-type="string">
            <text:p>25/11/1951</text:p>
          </table:table-cell>
          <table:table-cell office:value-type="string">
            <text:p>man</text:p>
          </table:table-cell>
          <table:table-cell office:value-type="string">
            <text:p>220px-Arturo_Perez-Reverte.jpg</text:p>
          </table:table-cell>
          <table:table-cell office:value-type="string">
            <text:p>wikimedi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erson_17</text:p>
          </table:table-cell>
          <table:table-cell table:style-name="ce11" office:value-type="string">
            <text:p>1951</text:p>
          </table:table-cell>
        </table:table-row>
        <table:table-row table:style-name="ro1">
          <table:table-cell table:style-name="ce3" office:value-type="string">
            <text:p>person_10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Dos Passos</text:p>
          </table:table-cell>
          <table:table-cell table:style-name="ce6" office:value-type="string">
            <text:p>14/01/1896</text:p>
          </table:table-cell>
          <table:table-cell office:value-type="string">
            <text:p>man</text:p>
          </table:table-cell>
          <table:table-cell office:value-type="string">
            <text:p>John_dos_Passos.jpg</text:p>
          </table:table-cell>
          <table:table-cell office:value-type="string">
            <text:p>wikimedia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erson_16</text:p>
          </table:table-cell>
          <table:table-cell table:style-name="ce11" office:value-type="string">
            <text:p>1896</text:p>
          </table:table-cell>
        </table:table-row>
        <table:table-row table:style-name="ro1">
          <table:table-cell table:style-name="ce2" office:value-type="string">
            <text:p>person_11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Ray</text:p>
          </table:table-cell>
          <table:table-cell table:style-name="ce2" office:value-type="string">
            <text:p>Bradbury</text:p>
          </table:table-cell>
          <table:table-cell table:style-name="ce6" office:value-type="string">
            <text:p>22/08/1920</text:p>
          </table:table-cell>
          <table:table-cell office:value-type="string">
            <text:p>man</text:p>
          </table:table-cell>
          <table:table-cell office:value-type="string">
            <text:p>260px-Ray_Bradbury_2009.jpg</text:p>
          </table:table-cell>
          <table:table-cell office:value-type="string">
            <text:p>wikimedia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erson_17</text:p>
          </table:table-cell>
          <table:table-cell table:style-name="ce11" office:value-type="string">
            <text:p>1920</text:p>
          </table:table-cell>
        </table:table-row>
        <table:table-row table:style-name="ro1">
          <table:table-cell table:style-name="ce3" office:value-type="string">
            <text:p>person_12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Isaac</text:p>
          </table:table-cell>
          <table:table-cell table:style-name="ce2" office:value-type="string">
            <text:p>Asimov</text:p>
          </table:table-cell>
          <table:table-cell table:style-name="ce6" office:value-type="string">
            <text:p>02/01/1920</text:p>
          </table:table-cell>
          <table:table-cell office:value-type="string">
            <text:p>man</text:p>
          </table:table-cell>
          <table:table-cell office:value-type="string">
            <text:p>220px-Isaac.Asimov01.webp</text:p>
          </table:table-cell>
          <table:table-cell office:value-type="string">
            <text:p>wikimedi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son_19</text:p>
          </table:table-cell>
          <table:table-cell table:style-name="ce11" office:value-type="string">
            <text:p>1920</text:p>
          </table:table-cell>
        </table:table-row>
        <table:table-row table:style-name="ro1">
          <table:table-cell table:style-name="ce2" office:value-type="string">
            <text:p>person_13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Yukio</text:p>
          </table:table-cell>
          <table:table-cell table:style-name="ce2" office:value-type="string">
            <text:p>Mishima</text:p>
          </table:table-cell>
          <table:table-cell table:style-name="ce6" office:value-type="string">
            <text:p>14/01/1925</text:p>
          </table:table-cell>
          <table:table-cell office:value-type="string">
            <text:p>man</text:p>
          </table:table-cell>
          <table:table-cell office:value-type="string">
            <text:p>Yukio_Mishima.jpg</text:p>
          </table:table-cell>
          <table:table-cell office:value-type="string">
            <text:p>wikimedia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person_22</text:p>
          </table:table-cell>
          <table:table-cell table:style-name="ce11" office:value-type="string">
            <text:p>1925</text:p>
          </table:table-cell>
        </table:table-row>
        <table:table-row table:style-name="ro1">
          <table:table-cell table:style-name="ce3" office:value-type="string">
            <text:p>person_14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Ernest</text:p>
          </table:table-cell>
          <table:table-cell table:style-name="ce2" office:value-type="string">
            <text:p>Hemingway</text:p>
          </table:table-cell>
          <table:table-cell table:style-name="ce6" office:value-type="string">
            <text:p>21/07/1899</text:p>
          </table:table-cell>
          <table:table-cell office:value-type="string">
            <text:p>man</text:p>
          </table:table-cell>
          <table:table-cell office:value-type="string">
            <text:p>220px-ErnestHemingway.webp</text:p>
          </table:table-cell>
          <table:table-cell office:value-type="string">
            <text:p>wikimedi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erson_25</text:p>
          </table:table-cell>
          <table:table-cell table:style-name="ce11" office:value-type="string">
            <text:p>1899</text:p>
          </table:table-cell>
        </table:table-row>
        <table:table-row table:style-name="ro1">
          <table:table-cell table:style-name="ce2" office:value-type="string">
            <text:p>person_15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Franz</text:p>
          </table:table-cell>
          <table:table-cell table:style-name="ce2" office:value-type="string">
            <text:p>Kafka</text:p>
          </table:table-cell>
          <table:table-cell table:style-name="ce6" office:value-type="string">
            <text:p>03/07/1883</text:p>
          </table:table-cell>
          <table:table-cell office:value-type="string">
            <text:p>man</text:p>
          </table:table-cell>
          <table:table-cell office:value-type="string">
            <text:p>Kafka_portrait.jpg</text:p>
          </table:table-cell>
          <table:table-cell office:value-type="string">
            <text:p>wikimedia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erson_30</text:p>
          </table:table-cell>
          <table:table-cell table:style-name="ce11" office:value-type="string">
            <text:p>1883</text:p>
          </table:table-cell>
        </table:table-row>
        <table:table-row table:style-name="ro1">
          <table:table-cell table:style-name="ce3" office:value-type="string">
            <text:p>person_16</text:p>
          </table:table-cell>
          <table:table-cell table:style-name="ce2" office:value-type="string">
            <text:p>writer</text:p>
          </table:table-cell>
          <table:table-cell table:style-name="ce2" office:value-type="string">
            <text:p>Henri</text:p>
          </table:table-cell>
          <table:table-cell table:style-name="ce2" office:value-type="string">
            <text:p>Stendhal</text:p>
          </table:table-cell>
          <table:table-cell table:style-name="ce6" office:value-type="string">
            <text:p>23/01/1783</text:p>
          </table:table-cell>
          <table:table-cell office:value-type="string">
            <text:p>man</text:p>
          </table:table-cell>
          <table:table-cell office:value-type="string">
            <text:p>260px-Stendhal.jpg</text:p>
          </table:table-cell>
          <table:table-cell office:value-type="string">
            <text:p>wikimedi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erson_1</text:p>
          </table:table-cell>
          <table:table-cell table:style-name="ce11" office:value-type="string">
            <text:p>1783</text:p>
          </table:table-cell>
        </table:table-row>
        <table:table-row table:style-name="ro1">
          <table:table-cell table:style-name="ce2" office:value-type="string">
            <text:p>person_17</text:p>
          </table:table-cell>
          <table:table-cell office:value-type="string">
            <text:p>guitarist</text:p>
          </table:table-cell>
          <table:table-cell office:value-type="string">
            <text:p>Wes</text:p>
          </table:table-cell>
          <table:table-cell office:value-type="string">
            <text:p>Montgomery</text:p>
          </table:table-cell>
          <table:table-cell office:value-type="string">
            <text:p>06/03/1923</text:p>
          </table:table-cell>
          <table:table-cell office:value-type="string">
            <text:p>man</text:p>
          </table:table-cell>
          <table:table-cell office:value-type="string">
            <text:p>220px-Wes_Montgomery.pn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1</text:p>
          </table:table-cell>
          <table:table-cell office:value-type="string">
            <text:p>1923</text:p>
          </table:table-cell>
        </table:table-row>
        <table:table-row table:style-name="ro1">
          <table:table-cell table:style-name="ce3" office:value-type="string">
            <text:p>person_18</text:p>
          </table:table-cell>
          <table:table-cell office:value-type="string">
            <text:p>guitarist</text:p>
          </table:table-cell>
          <table:table-cell office:value-type="string">
            <text:p>George</text:p>
          </table:table-cell>
          <table:table-cell office:value-type="string">
            <text:p>Benson</text:p>
          </table:table-cell>
          <table:table-cell office:value-type="string">
            <text:p>22/03/1943</text:p>
          </table:table-cell>
          <table:table-cell office:value-type="string">
            <text:p>man</text:p>
          </table:table-cell>
          <table:table-cell office:value-type="string">
            <text:p>George_benson_1986_montreux_16_3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21</text:p>
          </table:table-cell>
          <table:table-cell office:value-type="string">
            <text:p>1943</text:p>
          </table:table-cell>
        </table:table-row>
        <table:table-row table:style-name="ro1">
          <table:table-cell table:style-name="ce2" office:value-type="string">
            <text:p>person_19</text:p>
          </table:table-cell>
          <table:table-cell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Page</text:p>
          </table:table-cell>
          <table:table-cell office:value-type="string">
            <text:p>09/01/1944</text:p>
          </table:table-cell>
          <table:table-cell office:value-type="string">
            <text:p>man</text:p>
          </table:table-cell>
          <table:table-cell office:value-type="string">
            <text:p>220px-Jimmy_Page_at_the_Echo_music_award_2013.webp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14</text:p>
          </table:table-cell>
          <table:table-cell office:value-type="string">
            <text:p>1944</text:p>
          </table:table-cell>
        </table:table-row>
        <table:table-row table:style-name="ro1">
          <table:table-cell table:style-name="ce3" office:value-type="string">
            <text:p>person_20</text:p>
          </table:table-cell>
          <table:table-cell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McLaughlin</text:p>
          </table:table-cell>
          <table:table-cell office:value-type="string">
            <text:p>04/01/1942</text:p>
          </table:table-cell>
          <table:table-cell office:value-type="string">
            <text:p>man</text:p>
          </table:table-cell>
          <table:table-cell office:value-type="string">
            <text:p>220px-John_McLaughlin_1_fcm.jpg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office:value-type="string">
            <text:p>person_13</text:p>
          </table:table-cell>
          <table:table-cell office:value-type="string">
            <text:p>1942</text:p>
          </table:table-cell>
        </table:table-row>
        <table:table-row table:style-name="ro1">
          <table:table-cell table:style-name="ce2" office:value-type="string">
            <text:p>person_21</text:p>
          </table:table-cell>
          <table:table-cell office:value-type="string">
            <text:p>guitarist</text:p>
          </table:table-cell>
          <table:table-cell office:value-type="string">
            <text:p>Paco</text:p>
          </table:table-cell>
          <table:table-cell office:value-type="string">
            <text:p>de Lucia</text:p>
          </table:table-cell>
          <table:table-cell office:value-type="string">
            <text:p>21/12/1947</text:p>
          </table:table-cell>
          <table:table-cell office:value-type="string">
            <text:p>man</text:p>
          </table:table-cell>
          <table:table-cell office:value-type="string">
            <text:p>220px-Paco_de_Lucía_4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11</text:p>
          </table:table-cell>
          <table:table-cell office:value-type="string">
            <text:p>1947</text:p>
          </table:table-cell>
        </table:table-row>
        <table:table-row table:style-name="ro1">
          <table:table-cell table:style-name="ce3" office:value-type="string">
            <text:p>person_22</text:p>
          </table:table-cell>
          <table:table-cell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Hendrix</text:p>
          </table:table-cell>
          <table:table-cell office:value-type="string">
            <text:p>27/11/1942</text:p>
          </table:table-cell>
          <table:table-cell office:value-type="string">
            <text:p>man</text:p>
          </table:table-cell>
          <table:table-cell office:value-type="string">
            <text:p>220px-Jimi_Hendrix_1967_uncropped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14</text:p>
          </table:table-cell>
          <table:table-cell office:value-type="string">
            <text:p>1942</text:p>
          </table:table-cell>
        </table:table-row>
        <table:table-row table:style-name="ro1">
          <table:table-cell table:style-name="ce2" office:value-type="string">
            <text:p>person_23</text:p>
          </table:table-cell>
          <table:table-cell office:value-type="string">
            <text:p>guitarist</text:p>
          </table:table-cell>
          <table:table-cell office:value-type="string">
            <text:p>Steve</text:p>
          </table:table-cell>
          <table:table-cell office:value-type="string">
            <text:p>Vai</text:p>
          </table:table-cell>
          <table:table-cell office:value-type="string">
            <text:p>06/06/1960</text:p>
          </table:table-cell>
          <table:table-cell office:value-type="string">
            <text:p>man</text:p>
          </table:table-cell>
          <table:table-cell office:value-type="string">
            <text:p>220px-Steve_Vai_2011.jpg</text:p>
          </table:table-cell>
          <table:table-cell office:value-type="string">
            <text:p>wikimedia</text:p>
          </table:table-cell>
          <table:table-cell office:value-type="float" office:value="5">
            <text:p>5</text:p>
          </table:table-cell>
          <table:table-cell office:value-type="string">
            <text:p>person_17</text:p>
          </table:table-cell>
          <table:table-cell office:value-type="string">
            <text:p>1960</text:p>
          </table:table-cell>
        </table:table-row>
        <table:table-row table:style-name="ro1">
          <table:table-cell table:style-name="ce3" office:value-type="string">
            <text:p>person_24</text:p>
          </table:table-cell>
          <table:table-cell office:value-type="string">
            <text:p>guitarist</text:p>
          </table:table-cell>
          <table:table-cell office:value-type="string">
            <text:p>Brian</text:p>
          </table:table-cell>
          <table:table-cell office:value-type="string">
            <text:p>May</text:p>
          </table:table-cell>
          <table:table-cell office:value-type="string">
            <text:p>19/07/1947</text:p>
          </table:table-cell>
          <table:table-cell office:value-type="string">
            <text:p>man</text:p>
          </table:table-cell>
          <table:table-cell office:value-type="string">
            <text:p>Guitar-brian-may.gif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6</text:p>
          </table:table-cell>
          <table:table-cell office:value-type="string">
            <text:p>1947</text:p>
          </table:table-cell>
        </table:table-row>
        <table:table-row table:style-name="ro1">
          <table:table-cell table:style-name="ce2" office:value-type="string">
            <text:p>person_25</text:p>
          </table:table-cell>
          <table:table-cell office:value-type="string">
            <text:p>guitarist</text:p>
          </table:table-cell>
          <table:table-cell office:value-type="string">
            <text:p>B B</text:p>
          </table:table-cell>
          <table:table-cell office:value-type="string">
            <text:p>King</text:p>
          </table:table-cell>
          <table:table-cell office:value-type="string">
            <text:p>16/09/1925</text:p>
          </table:table-cell>
          <table:table-cell office:value-type="string">
            <text:p>man</text:p>
          </table:table-cell>
          <table:table-cell office:value-type="string">
            <text:p>220px-B.B._King_(46264650642)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5</text:p>
          </table:table-cell>
          <table:table-cell office:value-type="string">
            <text:p>1925</text:p>
          </table:table-cell>
        </table:table-row>
        <table:table-row table:style-name="ro1">
          <table:table-cell table:style-name="ce3" office:value-type="string">
            <text:p>person_26</text:p>
          </table:table-cell>
          <table:table-cell office:value-type="string">
            <text:p>guitarist</text:p>
          </table:table-cell>
          <table:table-cell office:value-type="string">
            <text:p>David</text:p>
          </table:table-cell>
          <table:table-cell office:value-type="string">
            <text:p>Gilmour</text:p>
          </table:table-cell>
          <table:table-cell office:value-type="string">
            <text:p>06/03/1946</text:p>
          </table:table-cell>
          <table:table-cell office:value-type="string">
            <text:p>man</text:p>
          </table:table-cell>
          <table:table-cell office:value-type="string">
            <text:p>David_Gilmour_in_Munich_July_2006-ed-.JPG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office:value-type="string">
            <text:p>person_6</text:p>
          </table:table-cell>
          <table:table-cell office:value-type="string">
            <text:p>1946</text:p>
          </table:table-cell>
        </table:table-row>
        <table:table-row table:style-name="ro1">
          <table:table-cell table:style-name="ce2" office:value-type="string">
            <text:p>person_27</text:p>
          </table:table-cell>
          <table:table-cell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Abercrombie</text:p>
          </table:table-cell>
          <table:table-cell office:value-type="string">
            <text:p>16/12/1944</text:p>
          </table:table-cell>
          <table:table-cell office:value-type="string">
            <text:p>man</text:p>
          </table:table-cell>
          <table:table-cell office:value-type="string">
            <text:p>220px-John_Abercrombie.pn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18</text:p>
          </table:table-cell>
          <table:table-cell office:value-type="string">
            <text:p>1944</text:p>
          </table:table-cell>
        </table:table-row>
        <table:table-row table:style-name="ro1">
          <table:table-cell table:style-name="ce3" office:value-type="string">
            <text:p>person_28</text:p>
          </table:table-cell>
          <table:table-cell office:value-type="string">
            <text:p>guitarist</text:p>
          </table:table-cell>
          <table:table-cell office:value-type="string">
            <text:p>Tuck</text:p>
          </table:table-cell>
          <table:table-cell office:value-type="string">
            <text:p>Andress</text:p>
          </table:table-cell>
          <table:table-cell office:value-type="string">
            <text:p>25/10/1952</text:p>
          </table:table-cell>
          <table:table-cell office:value-type="string">
            <text:p>man</text:p>
          </table:table-cell>
          <table:table-cell office:value-type="string">
            <text:p>220px-Tuckpatti.jpe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23</text:p>
          </table:table-cell>
          <table:table-cell office:value-type="string">
            <text:p>1952</text:p>
          </table:table-cell>
        </table:table-row>
        <table:table-row table:style-name="ro1">
          <table:table-cell table:style-name="ce2" office:value-type="string">
            <text:p>person_29</text:p>
          </table:table-cell>
          <table:table-cell office:value-type="string">
            <text:p>guitarist</text:p>
          </table:table-cell>
          <table:table-cell office:value-type="string">
            <text:p>Django</text:p>
          </table:table-cell>
          <table:table-cell office:value-type="string">
            <text:p>Reinhardt</text:p>
          </table:table-cell>
          <table:table-cell office:value-type="string">
            <text:p>23/01/1910</text:p>
          </table:table-cell>
          <table:table-cell office:value-type="string">
            <text:p>man</text:p>
          </table:table-cell>
          <table:table-cell office:value-type="string">
            <text:p>220px-Django_Reinhardt_(Gottlieb_07301)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21</text:p>
          </table:table-cell>
          <table:table-cell office:value-type="string">
            <text:p>1910</text:p>
          </table:table-cell>
        </table:table-row>
        <table:table-row table:style-name="ro1">
          <table:table-cell table:style-name="ce3" office:value-type="string">
            <text:p>person_30</text:p>
          </table:table-cell>
          <table:table-cell office:value-type="string">
            <text:p>guitarist</text:p>
          </table:table-cell>
          <table:table-cell office:value-type="string">
            <text:p>Angelo</text:p>
          </table:table-cell>
          <table:table-cell office:value-type="string">
            <text:p>Debarre</text:p>
          </table:table-cell>
          <table:table-cell office:value-type="string">
            <text:p>19/08/1962</text:p>
          </table:table-cell>
          <table:table-cell office:value-type="string">
            <text:p>man</text:p>
          </table:table-cell>
          <table:table-cell office:value-type="string">
            <text:p>220px-Angélo_Debarre_pendant_le_Paris_Jazz_Roots_Festival_à_la_Belleviloise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21</text:p>
          </table:table-cell>
          <table:table-cell office:value-type="string">
            <text:p>1962</text:p>
          </table:table-cell>
        </table:table-row>
        <table:table-row table:style-name="ro1">
          <table:table-cell table:style-name="ce2" office:value-type="string">
            <text:p>person_31</text:p>
          </table:table-cell>
          <table:table-cell office:value-type="string">
            <text:p>guitarist</text:p>
          </table:table-cell>
          <table:table-cell office:value-type="string">
            <text:p>Henri</text:p>
          </table:table-cell>
          <table:table-cell office:value-type="string">
            <text:p>Salvador</text:p>
          </table:table-cell>
          <table:table-cell office:value-type="string">
            <text:p>18/07/1917</text:p>
          </table:table-cell>
          <table:table-cell office:value-type="string">
            <text:p>man</text:p>
          </table:table-cell>
          <table:table-cell office:value-type="string">
            <text:p>220px-Henri_Salvador_tybaut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45</text:p>
          </table:table-cell>
          <table:table-cell office:value-type="string">
            <text:p>1917</text:p>
          </table:table-cell>
        </table:table-row>
        <table:table-row table:style-name="ro1">
          <table:table-cell table:style-name="ce3" office:value-type="string">
            <text:p>person_32</text:p>
          </table:table-cell>
          <table:table-cell office:value-type="string">
            <text:p>guitarist</text:p>
          </table:table-cell>
          <table:table-cell office:value-type="string">
            <text:p>Eddie</text:p>
          </table:table-cell>
          <table:table-cell office:value-type="string">
            <text:p>Van Halen</text:p>
          </table:table-cell>
          <table:table-cell office:value-type="string">
            <text:p>26/01/1955</text:p>
          </table:table-cell>
          <table:table-cell office:value-type="string">
            <text:p>man</text:p>
          </table:table-cell>
          <table:table-cell office:value-type="string">
            <text:p>200px-Eddie_Van_Halen_at_the_New_Haven_Coliseum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13</text:p>
          </table:table-cell>
          <table:table-cell office:value-type="string">
            <text:p>1955</text:p>
          </table:table-cell>
        </table:table-row>
        <table:table-row table:style-name="ro1">
          <table:table-cell table:style-name="ce2" office:value-type="string">
            <text:p>person_33</text:p>
          </table:table-cell>
          <table:table-cell office:value-type="string">
            <text:p>actor</text:p>
          </table:table-cell>
          <table:table-cell office:value-type="string">
            <text:p>Brad</text:p>
          </table:table-cell>
          <table:table-cell office:value-type="string">
            <text:p>Pitt</text:p>
          </table:table-cell>
          <table:table-cell office:value-type="string">
            <text:p>18/12/1963</text:p>
          </table:table-cell>
          <table:table-cell office:value-type="string">
            <text:p>man</text:p>
          </table:table-cell>
          <table:table-cell office:value-type="string">
            <text:p>260px-Brad_Pitt_2019_by_Glenn_Francis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table:style-name="ce9" office:value-type="string">
            <text:p>person_76</text:p>
          </table:table-cell>
          <table:table-cell office:value-type="string">
            <text:p>1963</text:p>
          </table:table-cell>
        </table:table-row>
        <table:table-row table:style-name="ro1">
          <table:table-cell table:style-name="ce3" office:value-type="string">
            <text:p>person_34</text:p>
          </table:table-cell>
          <table:table-cell office:value-type="string">
            <text:p>actor</text:p>
          </table:table-cell>
          <table:table-cell office:value-type="string">
            <text:p>Jean</text:p>
          </table:table-cell>
          <table:table-cell office:value-type="string">
            <text:p>Réno</text:p>
          </table:table-cell>
          <table:table-cell office:value-type="string">
            <text:p>20/07/1948</text:p>
          </table:table-cell>
          <table:table-cell office:value-type="string">
            <text:p>man</text:p>
          </table:table-cell>
          <table:table-cell office:value-type="string">
            <text:p>220px-Jean_Reno_Cannes_2016.webp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table:style-name="ce9" office:value-type="string">
            <text:p>person_45</text:p>
          </table:table-cell>
          <table:table-cell office:value-type="string">
            <text:p>1948</text:p>
          </table:table-cell>
        </table:table-row>
        <table:table-row table:style-name="ro1">
          <table:table-cell table:style-name="ce2" office:value-type="string">
            <text:p>person_35</text:p>
          </table:table-cell>
          <table:table-cell office:value-type="string">
            <text:p>actor</text:p>
          </table:table-cell>
          <table:table-cell office:value-type="string">
            <text:p>Jean</text:p>
          </table:table-cell>
          <table:table-cell office:value-type="string">
            <text:p>Rochefort</text:p>
          </table:table-cell>
          <table:table-cell office:value-type="string">
            <text:p>29/04/1930</text:p>
          </table:table-cell>
          <table:table-cell office:value-type="string">
            <text:p>man</text:p>
          </table:table-cell>
          <table:table-cell office:value-type="string">
            <text:p>260px-Jean_Rochefort_Bestanddeelnr_930-2697.jpg</text:p>
          </table:table-cell>
          <table:table-cell office:value-type="string">
            <text:p>wikimedia</text:p>
          </table:table-cell>
          <table:table-cell office:value-type="float" office:value="5">
            <text:p>5</text:p>
          </table:table-cell>
          <table:table-cell table:style-name="ce9" office:value-type="string">
            <text:p>person_76</text:p>
          </table:table-cell>
          <table:table-cell office:value-type="string">
            <text:p>1930</text:p>
          </table:table-cell>
        </table:table-row>
        <table:table-row table:style-name="ro1">
          <table:table-cell table:style-name="ce3" office:value-type="string">
            <text:p>person_36</text:p>
          </table:table-cell>
          <table:table-cell office:value-type="string">
            <text:p>actor</text:p>
          </table:table-cell>
          <table:table-cell office:value-type="string">
            <text:p>Claude</text:p>
          </table:table-cell>
          <table:table-cell office:value-type="string">
            <text:p>Rich</text:p>
          </table:table-cell>
          <table:table-cell office:value-type="string">
            <text:p>08/02/1929</text:p>
          </table:table-cell>
          <table:table-cell office:value-type="string">
            <text:p>man</text:p>
          </table:table-cell>
          <table:table-cell office:value-type="string">
            <text:p>220px-Claude_Rich_Le_crabe-tambour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table:style-name="ce9" office:value-type="string">
            <text:p>person_80</text:p>
          </table:table-cell>
          <table:table-cell office:value-type="string">
            <text:p>1929</text:p>
          </table:table-cell>
        </table:table-row>
        <table:table-row table:style-name="ro1">
          <table:table-cell table:style-name="ce2" office:value-type="string">
            <text:p>person_37</text:p>
          </table:table-cell>
          <table:table-cell office:value-type="string">
            <text:p>actor</text:p>
          </table:table-cell>
          <table:table-cell office:value-type="string">
            <text:p>Claude</text:p>
          </table:table-cell>
          <table:table-cell office:value-type="string">
            <text:p>Brasseur</text:p>
          </table:table-cell>
          <table:table-cell office:value-type="string">
            <text:p>15/06/1936</text:p>
          </table:table-cell>
          <table:table-cell office:value-type="string">
            <text:p>man</text:p>
          </table:table-cell>
          <table:table-cell office:value-type="string">
            <text:p>220px-Festival_automobile_international_2013_-_Photocall_-_Claude_Brasseur_-_003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table:style-name="ce9" office:value-type="string">
            <text:p>person_34</text:p>
          </table:table-cell>
          <table:table-cell office:value-type="string">
            <text:p>1936</text:p>
          </table:table-cell>
        </table:table-row>
        <table:table-row table:style-name="ro1">
          <table:table-cell table:style-name="ce3" office:value-type="string">
            <text:p>person_38</text:p>
          </table:table-cell>
          <table:table-cell office:value-type="string">
            <text:p>actor</text:p>
          </table:table-cell>
          <table:table-cell office:value-type="string">
            <text:p>Micheline</text:p>
          </table:table-cell>
          <table:table-cell office:value-type="string">
            <text:p>Dax</text:p>
          </table:table-cell>
          <table:table-cell office:value-type="string">
            <text:p>03/03/1924</text:p>
          </table:table-cell>
          <table:table-cell office:value-type="string">
            <text:p>woman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9" office:value-type="string">
            <text:p>person_33</text:p>
          </table:table-cell>
          <table:table-cell office:value-type="string">
            <text:p>1924</text:p>
          </table:table-cell>
        </table:table-row>
        <table:table-row table:style-name="ro1">
          <table:table-cell table:style-name="ce2" office:value-type="string">
            <text:p>person_39</text:p>
          </table:table-cell>
          <table:table-cell office:value-type="string">
            <text:p>actor</text:p>
          </table:table-cell>
          <table:table-cell office:value-type="string">
            <text:p>George</text:p>
          </table:table-cell>
          <table:table-cell office:value-type="string">
            <text:p>Clooney</text:p>
          </table:table-cell>
          <table:table-cell office:value-type="string">
            <text:p>06/05/1961</text:p>
          </table:table-cell>
          <table:table-cell office:value-type="string">
            <text:p>man</text:p>
          </table:table-cell>
          <table:table-cell office:value-type="string">
            <text:p>220px-George_Clooney_2016.webp</text:p>
          </table:table-cell>
          <table:table-cell office:value-type="string">
            <text:p>wikimedia</text:p>
          </table:table-cell>
          <table:table-cell office:value-type="float" office:value="6">
            <text:p>6</text:p>
          </table:table-cell>
          <table:table-cell office:value-type="string">
            <text:p>person_77</text:p>
          </table:table-cell>
          <table:table-cell office:value-type="string">
            <text:p>1961</text:p>
          </table:table-cell>
        </table:table-row>
        <table:table-row table:style-name="ro1">
          <table:table-cell table:style-name="ce3" office:value-type="string">
            <text:p>person_40</text:p>
          </table:table-cell>
          <table:table-cell office:value-type="string">
            <text:p>actor</text:p>
          </table:table-cell>
          <table:table-cell office:value-type="string">
            <text:p>Michelle</text:p>
          </table:table-cell>
          <table:table-cell office:value-type="string">
            <text:p>Pfeiffer</text:p>
          </table:table-cell>
          <table:table-cell office:value-type="string">
            <text:p>29/04/1958</text:p>
          </table:table-cell>
          <table:table-cell office:value-type="string">
            <text:p>woman</text:p>
          </table:table-cell>
          <table:table-cell office:value-type="string">
            <text:p>220px-Michelle_Pfeiffer_2007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56</text:p>
          </table:table-cell>
          <table:table-cell office:value-type="string">
            <text:p>1958</text:p>
          </table:table-cell>
        </table:table-row>
        <table:table-row table:style-name="ro1">
          <table:table-cell table:style-name="ce2" office:value-type="string">
            <text:p>person_41</text:p>
          </table:table-cell>
          <table:table-cell office:value-type="string">
            <text:p>actor</text:p>
          </table:table-cell>
          <table:table-cell office:value-type="string">
            <text:p>Angela</text:p>
          </table:table-cell>
          <table:table-cell office:value-type="string">
            <text:p>Lansbury</text:p>
          </table:table-cell>
          <table:table-cell office:value-type="string">
            <text:p>16/10/1925</text:p>
          </table:table-cell>
          <table:table-cell office:value-type="string">
            <text:p>woman</text:p>
          </table:table-cell>
          <table:table-cell office:value-type="string">
            <text:p>220px-Angela_Lansbury_(8356239174).webp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office:value-type="string">
            <text:p>person_54</text:p>
          </table:table-cell>
          <table:table-cell office:value-type="string">
            <text:p>1925</text:p>
          </table:table-cell>
        </table:table-row>
        <table:table-row table:style-name="ro1">
          <table:table-cell table:style-name="ce3" office:value-type="string">
            <text:p>person_42</text:p>
          </table:table-cell>
          <table:table-cell office:value-type="string">
            <text:p>actor</text:p>
          </table:table-cell>
          <table:table-cell office:value-type="string">
            <text:p>Eva</text:p>
          </table:table-cell>
          <table:table-cell office:value-type="string">
            <text:p>Green</text:p>
          </table:table-cell>
          <table:table-cell office:value-type="string">
            <text:p>06/07/1980</text:p>
          </table:table-cell>
          <table:table-cell office:value-type="string">
            <text:p>woman</text:p>
          </table:table-cell>
          <table:table-cell office:value-type="string">
            <text:p>220px-EVA_GREEN_CESAR_2020.webp</text:p>
          </table:table-cell>
          <table:table-cell office:value-type="string">
            <text:p>wikimedia</text:p>
          </table:table-cell>
          <table:table-cell office:value-type="float" office:value="7">
            <text:p>7</text:p>
          </table:table-cell>
          <table:table-cell office:value-type="string">
            <text:p>person_56</text:p>
          </table:table-cell>
          <table:table-cell office:value-type="string">
            <text:p>1980</text:p>
          </table:table-cell>
        </table:table-row>
        <table:table-row table:style-name="ro1">
          <table:table-cell table:style-name="ce2" office:value-type="string">
            <text:p>person_43</text:p>
          </table:table-cell>
          <table:table-cell office:value-type="string">
            <text:p>actor</text:p>
          </table:table-cell>
          <table:table-cell office:value-type="string">
            <text:p>Cate</text:p>
          </table:table-cell>
          <table:table-cell office:value-type="string">
            <text:p>Blanchet</text:p>
          </table:table-cell>
          <table:table-cell office:value-type="string">
            <text:p>14/05/1969</text:p>
          </table:table-cell>
          <table:table-cell office:value-type="string">
            <text:p>woman</text:p>
          </table:table-cell>
          <table:table-cell office:value-type="string">
            <text:p>240px-Cate_Blanchett_Cannes_2018_2_(cropped)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21</text:p>
          </table:table-cell>
          <table:table-cell office:value-type="string">
            <text:p>1969</text:p>
          </table:table-cell>
        </table:table-row>
        <table:table-row table:style-name="ro1">
          <table:table-cell table:style-name="ce3" office:value-type="string">
            <text:p>person_44</text:p>
          </table:table-cell>
          <table:table-cell office:value-type="string">
            <text:p>actor</text:p>
          </table:table-cell>
          <table:table-cell office:value-type="string">
            <text:p>Liv</text:p>
          </table:table-cell>
          <table:table-cell office:value-type="string">
            <text:p>Tyler</text:p>
          </table:table-cell>
          <table:table-cell office:value-type="string">
            <text:p>01/07/1977</text:p>
          </table:table-cell>
          <table:table-cell office:value-type="string">
            <text:p>woman</text:p>
          </table:table-cell>
          <table:table-cell office:value-type="string">
            <text:p>260px-Liv_Tyler_(2016)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34</text:p>
          </table:table-cell>
          <table:table-cell office:value-type="string">
            <text:p>1977</text:p>
          </table:table-cell>
        </table:table-row>
        <table:table-row table:style-name="ro1">
          <table:table-cell table:style-name="ce2" office:value-type="string">
            <text:p>person_45</text:p>
          </table:table-cell>
          <table:table-cell office:value-type="string">
            <text:p>actor</text:p>
          </table:table-cell>
          <table:table-cell office:value-type="string">
            <text:p>Robert</text:p>
          </table:table-cell>
          <table:table-cell office:value-type="string">
            <text:p>De Niro</text:p>
          </table:table-cell>
          <table:table-cell office:value-type="string">
            <text:p>17/08/1943</text:p>
          </table:table-cell>
          <table:table-cell office:value-type="string">
            <text:p>man</text:p>
          </table:table-cell>
          <table:table-cell office:value-type="string">
            <text:p>220px-Robert_De_Niro_Cannes_2016.webp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13</text:p>
          </table:table-cell>
          <table:table-cell office:value-type="string">
            <text:p>1943</text:p>
          </table:table-cell>
        </table:table-row>
        <table:table-row table:style-name="ro1">
          <table:table-cell table:style-name="ce3" office:value-type="string">
            <text:p>person_46</text:p>
          </table:table-cell>
          <table:table-cell office:value-type="string">
            <text:p>actor</text:p>
          </table:table-cell>
          <table:table-cell office:value-type="string">
            <text:p>Jason</text:p>
          </table:table-cell>
          <table:table-cell office:value-type="string">
            <text:p>Statham</text:p>
          </table:table-cell>
          <table:table-cell office:value-type="string">
            <text:p>26/07/1967</text:p>
          </table:table-cell>
          <table:table-cell office:value-type="string">
            <text:p>man</text:p>
          </table:table-cell>
          <table:table-cell office:value-type="string">
            <text:p>240px-Jason_Statham_2014.jpg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office:value-type="string">
            <text:p>person_17</text:p>
          </table:table-cell>
          <table:table-cell office:value-type="string">
            <text:p>1967</text:p>
          </table:table-cell>
        </table:table-row>
        <table:table-row table:style-name="ro1">
          <table:table-cell table:style-name="ce2" office:value-type="string">
            <text:p>person_47</text:p>
          </table:table-cell>
          <table:table-cell office:value-type="string">
            <text:p>actor</text:p>
          </table:table-cell>
          <table:table-cell office:value-type="string">
            <text:p>Emma</text:p>
          </table:table-cell>
          <table:table-cell office:value-type="string">
            <text:p>Watson</text:p>
          </table:table-cell>
          <table:table-cell office:value-type="string">
            <text:p>15/04/1990</text:p>
          </table:table-cell>
          <table:table-cell office:value-type="string">
            <text:p>woman</text:p>
          </table:table-cell>
          <table:table-cell office:value-type="string">
            <text:p>220px-Emma_Watson_2013.webp</text:p>
          </table:table-cell>
          <table:table-cell office:value-type="string">
            <text:p>wikimedia</text:p>
          </table:table-cell>
          <table:table-cell office:value-type="float" office:value="5">
            <text:p>5</text:p>
          </table:table-cell>
          <table:table-cell office:value-type="string">
            <text:p>person_21</text:p>
          </table:table-cell>
          <table:table-cell office:value-type="string">
            <text:p>1990</text:p>
          </table:table-cell>
        </table:table-row>
        <table:table-row table:style-name="ro1">
          <table:table-cell table:style-name="ce3" office:value-type="string">
            <text:p>person_48</text:p>
          </table:table-cell>
          <table:table-cell office:value-type="string">
            <text:p>actor</text:p>
          </table:table-cell>
          <table:table-cell office:value-type="string">
            <text:p>Christian</text:p>
          </table:table-cell>
          <table:table-cell office:value-type="string">
            <text:p>Bale</text:p>
          </table:table-cell>
          <table:table-cell office:value-type="string">
            <text:p>30/01/1974</text:p>
          </table:table-cell>
          <table:table-cell office:value-type="string">
            <text:p>man</text:p>
          </table:table-cell>
          <table:table-cell office:value-type="string">
            <text:p>220px-Christian_Bale_2014_(cropped).webp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office:value-type="string">
            <text:p>person_23</text:p>
          </table:table-cell>
          <table:table-cell office:value-type="string">
            <text:p>1974</text:p>
          </table:table-cell>
        </table:table-row>
        <table:table-row table:style-name="ro1">
          <table:table-cell table:style-name="ce2" office:value-type="string">
            <text:p>person_49</text:p>
          </table:table-cell>
          <table:table-cell office:value-type="string">
            <text:p>actor</text:p>
          </table:table-cell>
          <table:table-cell office:value-type="string">
            <text:p>Emily</text:p>
          </table:table-cell>
          <table:table-cell office:value-type="string">
            <text:p>Blunt</text:p>
          </table:table-cell>
          <table:table-cell office:value-type="string">
            <text:p>23/02/1983</text:p>
          </table:table-cell>
          <table:table-cell office:value-type="string">
            <text:p>man</text:p>
          </table:table-cell>
          <table:table-cell office:value-type="string">
            <text:p>260px-Josh_Brolin_Emily_Blunt_Cannes_2015_(cropped)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69</text:p>
          </table:table-cell>
          <table:table-cell office:value-type="string">
            <text:p>1983</text:p>
          </table:table-cell>
        </table:table-row>
        <table:table-row table:style-name="ro1">
          <table:table-cell table:style-name="ce3" office:value-type="string">
            <text:p>person_50</text:p>
          </table:table-cell>
          <table:table-cell office:value-type="string">
            <text:p>actor</text:p>
          </table:table-cell>
          <table:table-cell office:value-type="string">
            <text:p>Anthony</text:p>
          </table:table-cell>
          <table:table-cell office:value-type="string">
            <text:p>Hopkins</text:p>
          </table:table-cell>
          <table:table-cell office:value-type="string">
            <text:p>31/12/1937</text:p>
          </table:table-cell>
          <table:table-cell office:value-type="string">
            <text:p>man</text:p>
          </table:table-cell>
          <table:table-cell office:value-type="string">
            <text:p>260px-AnthonyHopkins10TIFF.jpg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office:value-type="string">
            <text:p>person_21</text:p>
          </table:table-cell>
          <table:table-cell office:value-type="string">
            <text:p>1937</text:p>
          </table:table-cell>
        </table:table-row>
        <table:table-row table:style-name="ro1">
          <table:table-cell table:style-name="ce2" office:value-type="string">
            <text:p>person_51</text:p>
          </table:table-cell>
          <table:table-cell office:value-type="string">
            <text:p>filmmaker</text:p>
          </table:table-cell>
          <table:table-cell office:value-type="string">
            <text:p>Jean-Luc</text:p>
          </table:table-cell>
          <table:table-cell office:value-type="string">
            <text:p>Godard</text:p>
          </table:table-cell>
          <table:table-cell office:value-type="string">
            <text:p>03/12/1930</text:p>
          </table:table-cell>
          <table:table-cell office:value-type="string">
            <text:p>man</text:p>
          </table:table-cell>
          <table:table-cell office:value-type="string">
            <text:p>260px-Jean-Luc_Godard_at_Berkeley_1968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23</text:p>
          </table:table-cell>
          <table:table-cell office:value-type="string">
            <text:p>1930</text:p>
          </table:table-cell>
        </table:table-row>
        <table:table-row table:style-name="ro1">
          <table:table-cell table:style-name="ce3" office:value-type="string">
            <text:p>person_52</text:p>
          </table:table-cell>
          <table:table-cell office:value-type="string">
            <text:p>filmmaker</text:p>
          </table:table-cell>
          <table:table-cell office:value-type="string">
            <text:p>Martin</text:p>
          </table:table-cell>
          <table:table-cell office:value-type="string">
            <text:p>Scorsese</text:p>
          </table:table-cell>
          <table:table-cell office:value-type="string">
            <text:p>17/11/1942</text:p>
          </table:table-cell>
          <table:table-cell office:value-type="string">
            <text:p>man</text:p>
          </table:table-cell>
          <table:table-cell office:value-type="string">
            <text:p>220px-Martin_Scorsese_Tribeca_2007_Shankbone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45</text:p>
          </table:table-cell>
          <table:table-cell office:value-type="string">
            <text:p>1942</text:p>
          </table:table-cell>
        </table:table-row>
        <table:table-row table:style-name="ro1">
          <table:table-cell table:style-name="ce2" office:value-type="string">
            <text:p>person_53</text:p>
          </table:table-cell>
          <table:table-cell office:value-type="string">
            <text:p>filmmaker</text:p>
          </table:table-cell>
          <table:table-cell office:value-type="string">
            <text:p>Stanley</text:p>
          </table:table-cell>
          <table:table-cell office:value-type="string">
            <text:p>Kubrik</text:p>
          </table:table-cell>
          <table:table-cell office:value-type="string">
            <text:p>26/07/1928</text:p>
          </table:table-cell>
          <table:table-cell office:value-type="string">
            <text:p>man</text:p>
          </table:table-cell>
          <table:table-cell office:value-type="string">
            <text:p>220px-KubrickForLook_(cropped).webp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4</text:p>
          </table:table-cell>
          <table:table-cell office:value-type="string">
            <text:p>1928</text:p>
          </table:table-cell>
        </table:table-row>
        <table:table-row table:style-name="ro1">
          <table:table-cell table:style-name="ce3" office:value-type="string">
            <text:p>person_54</text:p>
          </table:table-cell>
          <table:table-cell office:value-type="string">
            <text:p>filmmaker</text:p>
          </table:table-cell>
          <table:table-cell office:value-type="string">
            <text:p>Steven</text:p>
          </table:table-cell>
          <table:table-cell office:value-type="string">
            <text:p>Spielberg</text:p>
          </table:table-cell>
          <table:table-cell office:value-type="string">
            <text:p>18/12/1946</text:p>
          </table:table-cell>
          <table:table-cell office:value-type="string">
            <text:p>man</text:p>
          </table:table-cell>
          <table:table-cell office:value-type="string">
            <text:p>220px-Ready_Player_One_Japan_Premiere_Red_Carpet_Steven_Spielberg_(40713131765)_(cropped)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12</text:p>
          </table:table-cell>
          <table:table-cell office:value-type="string">
            <text:p>1946</text:p>
          </table:table-cell>
        </table:table-row>
        <table:table-row table:style-name="ro1">
          <table:table-cell table:style-name="ce2" office:value-type="string">
            <text:p>person_55</text:p>
          </table:table-cell>
          <table:table-cell office:value-type="string">
            <text:p>filmmaker</text:p>
          </table:table-cell>
          <table:table-cell office:value-type="string">
            <text:p>François</text:p>
          </table:table-cell>
          <table:table-cell office:value-type="string">
            <text:p>Truffaut</text:p>
          </table:table-cell>
          <table:table-cell office:value-type="string">
            <text:p>21/10/1984</text:p>
          </table:table-cell>
          <table:table-cell office:value-type="string">
            <text:p>man</text:p>
          </table:table-cell>
          <table:table-cell office:value-type="string">
            <text:p>260px-François_truffaut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78</text:p>
          </table:table-cell>
          <table:table-cell office:value-type="string">
            <text:p>1984</text:p>
          </table:table-cell>
        </table:table-row>
        <table:table-row table:style-name="ro1">
          <table:table-cell table:style-name="ce3" office:value-type="string">
            <text:p>person_56</text:p>
          </table:table-cell>
          <table:table-cell office:value-type="string">
            <text:p>filmmaker</text:p>
          </table:table-cell>
          <table:table-cell office:value-type="string">
            <text:p>Akira</text:p>
          </table:table-cell>
          <table:table-cell office:value-type="string">
            <text:p>Kurosawa</text:p>
          </table:table-cell>
          <table:table-cell office:value-type="string">
            <text:p>23/03/1910</text:p>
          </table:table-cell>
          <table:table-cell office:value-type="string">
            <text:p>man</text:p>
          </table:table-cell>
          <table:table-cell office:value-type="string">
            <text:p>220px-Akirakurosawa-onthesetof7samurai-1953-page88.webp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22</text:p>
          </table:table-cell>
          <table:table-cell office:value-type="string">
            <text:p>1910</text:p>
          </table:table-cell>
        </table:table-row>
        <table:table-row table:style-name="ro1">
          <table:table-cell table:style-name="ce2" office:value-type="string">
            <text:p>person_57</text:p>
          </table:table-cell>
          <table:table-cell office:value-type="string">
            <text:p>filmmaker</text:p>
          </table:table-cell>
          <table:table-cell office:value-type="string">
            <text:p>Takeshi</text:p>
          </table:table-cell>
          <table:table-cell office:value-type="string">
            <text:p>Kitano</text:p>
          </table:table-cell>
          <table:table-cell office:value-type="string">
            <text:p>18/01/1947</text:p>
          </table:table-cell>
          <table:table-cell office:value-type="string">
            <text:p>man</text:p>
          </table:table-cell>
          <table:table-cell office:value-type="string">
            <text:p>260px-TakesiKitano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34</text:p>
          </table:table-cell>
          <table:table-cell office:value-type="string">
            <text:p>1947</text:p>
          </table:table-cell>
        </table:table-row>
        <table:table-row table:style-name="ro1">
          <table:table-cell table:style-name="ce3" office:value-type="string">
            <text:p>person_58</text:p>
          </table:table-cell>
          <table:table-cell office:value-type="string">
            <text:p>filmmaker</text:p>
          </table:table-cell>
          <table:table-cell office:value-type="string">
            <text:p>Federico</text:p>
          </table:table-cell>
          <table:table-cell office:value-type="string">
            <text:p>Fellini</text:p>
          </table:table-cell>
          <table:table-cell office:value-type="string">
            <text:p>20/01/1920</text:p>
          </table:table-cell>
          <table:table-cell office:value-type="string">
            <text:p>man</text:p>
          </table:table-cell>
          <table:table-cell office:value-type="string">
            <text:p>260px-Federico_Fellini_NYWTS_2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43</text:p>
          </table:table-cell>
          <table:table-cell office:value-type="string">
            <text:p>1920</text:p>
          </table:table-cell>
        </table:table-row>
        <table:table-row table:style-name="ro1">
          <table:table-cell table:style-name="ce2" office:value-type="string">
            <text:p>person_59</text:p>
          </table:table-cell>
          <table:table-cell office:value-type="string">
            <text:p>filmmaker</text:p>
          </table:table-cell>
          <table:table-cell office:value-type="string">
            <text:p>Sergio</text:p>
          </table:table-cell>
          <table:table-cell office:value-type="string">
            <text:p>Leone</text:p>
          </table:table-cell>
          <table:table-cell office:value-type="string">
            <text:p>03/01/1929</text:p>
          </table:table-cell>
          <table:table-cell office:value-type="string">
            <text:p>man</text:p>
          </table:table-cell>
          <table:table-cell office:value-type="string">
            <text:p>220px-Sergio_Leone.webp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58</text:p>
          </table:table-cell>
          <table:table-cell office:value-type="string">
            <text:p>1929</text:p>
          </table:table-cell>
        </table:table-row>
        <table:table-row table:style-name="ro1">
          <table:table-cell table:style-name="ce3" office:value-type="string">
            <text:p>person_60</text:p>
          </table:table-cell>
          <table:table-cell office:value-type="string">
            <text:p>filmmaker</text:p>
          </table:table-cell>
          <table:table-cell office:value-type="string">
            <text:p>Jane</text:p>
          </table:table-cell>
          <table:table-cell office:value-type="string">
            <text:p>Campion</text:p>
          </table:table-cell>
          <table:table-cell office:value-type="string">
            <text:p>30/04/1954</text:p>
          </table:table-cell>
          <table:table-cell office:value-type="string">
            <text:p>woman</text:p>
          </table:table-cell>
          <table:table-cell office:value-type="string">
            <text:p>Jane_Campion_in_Kraków_(2010)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66</text:p>
          </table:table-cell>
          <table:table-cell office:value-type="string">
            <text:p>1954</text:p>
          </table:table-cell>
        </table:table-row>
        <table:table-row table:style-name="ro1">
          <table:table-cell table:style-name="ce2" office:value-type="string">
            <text:p>person_61</text:p>
          </table:table-cell>
          <table:table-cell office:value-type="string">
            <text:p>actor</text:p>
          </table:table-cell>
          <table:table-cell office:value-type="string">
            <text:p>Gérard</text:p>
          </table:table-cell>
          <table:table-cell office:value-type="string">
            <text:p>Depardieu</text:p>
          </table:table-cell>
          <table:table-cell office:value-type="string">
            <text:p>27/12/1948</text:p>
          </table:table-cell>
          <table:table-cell office:value-type="string">
            <text:p>man</text:p>
          </table:table-cell>
          <table:table-cell office:value-type="string">
            <text:p>260px-Gérard_Depardieu_avp_2016_3.webp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73</text:p>
          </table:table-cell>
          <table:table-cell office:value-type="string">
            <text:p>1948</text:p>
          </table:table-cell>
        </table:table-row>
        <table:table-row table:style-name="ro1">
          <table:table-cell table:style-name="ce3" office:value-type="string">
            <text:p>person_62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Mariel</text:p>
          </table:table-cell>
          <table:table-cell office:value-type="string">
            <text:p>12/04/1932</text:p>
          </table:table-cell>
          <table:table-cell office:value-type="string">
            <text:p>man</text:p>
          </table:table-cell>
          <table:table-cell office:value-type="string">
            <text:p>250px-Salon_du_livre_de_Paris_2011_-_Jean-Pierre_Marielle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81</text:p>
          </table:table-cell>
          <table:table-cell office:value-type="string">
            <text:p>1932</text:p>
          </table:table-cell>
        </table:table-row>
        <table:table-row table:style-name="ro1">
          <table:table-cell table:style-name="ce2" office:value-type="string">
            <text:p>person_63</text:p>
          </table:table-cell>
          <table:table-cell office:value-type="string">
            <text:p>filmmaker</text:p>
          </table:table-cell>
          <table:table-cell office:value-type="string">
            <text:p>Sofia</text:p>
          </table:table-cell>
          <table:table-cell office:value-type="string">
            <text:p>Coppola</text:p>
          </table:table-cell>
          <table:table-cell office:value-type="string">
            <text:p>14/05/1971</text:p>
          </table:table-cell>
          <table:table-cell office:value-type="string">
            <text:p>woman</text:p>
          </table:table-cell>
          <table:table-cell office:value-type="string">
            <text:p>220px-Sofia_Coppola_Cannes_2014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78</text:p>
          </table:table-cell>
          <table:table-cell office:value-type="string">
            <text:p>1971</text:p>
          </table:table-cell>
        </table:table-row>
        <table:table-row table:style-name="ro1">
          <table:table-cell table:style-name="ce3" office:value-type="string">
            <text:p>person_64</text:p>
          </table:table-cell>
          <table:table-cell office:value-type="string">
            <text:p>filmmaker</text:p>
          </table:table-cell>
          <table:table-cell office:value-type="string">
            <text:p>Agnès</text:p>
          </table:table-cell>
          <table:table-cell office:value-type="string">
            <text:p>Jaoui</text:p>
          </table:table-cell>
          <table:table-cell office:value-type="string">
            <text:p>19/10/1964</text:p>
          </table:table-cell>
          <table:table-cell office:value-type="string">
            <text:p>woman</text:p>
          </table:table-cell>
          <table:table-cell office:value-type="string">
            <text:p>Agnès_Jaoui_Cannes_2015.jpg</text:p>
          </table:table-cell>
          <table:table-cell office:value-type="string">
            <text:p>wikimedia</text:p>
          </table:table-cell>
          <table:table-cell office:value-type="float" office:value="7">
            <text:p>7</text:p>
          </table:table-cell>
          <table:table-cell office:value-type="string">
            <text:p>person_61</text:p>
          </table:table-cell>
          <table:table-cell office:value-type="string">
            <text:p>1964</text:p>
          </table:table-cell>
        </table:table-row>
        <table:table-row table:style-name="ro1">
          <table:table-cell table:style-name="ce2" office:value-type="string">
            <text:p>person_65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Bacri</text:p>
          </table:table-cell>
          <table:table-cell office:value-type="string">
            <text:p>24/05/1951</text:p>
          </table:table-cell>
          <table:table-cell office:value-type="string">
            <text:p>man</text:p>
          </table:table-cell>
          <table:table-cell office:value-type="string">
            <text:p>Jean-Pierre_Bacri_20070411_Fnac_6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55</text:p>
          </table:table-cell>
          <table:table-cell office:value-type="string">
            <text:p>1951</text:p>
          </table:table-cell>
        </table:table-row>
        <table:table-row table:style-name="ro1">
          <table:table-cell table:style-name="ce3" office:value-type="string">
            <text:p>person_66</text:p>
          </table:table-cell>
          <table:table-cell office:value-type="string">
            <text:p>filmmaker</text:p>
          </table:table-cell>
          <table:table-cell office:value-type="string">
            <text:p>Marjane</text:p>
          </table:table-cell>
          <table:table-cell office:value-type="string">
            <text:p>Satrapi</text:p>
          </table:table-cell>
          <table:table-cell office:value-type="string">
            <text:p>22/11/1969</text:p>
          </table:table-cell>
          <table:table-cell office:value-type="string">
            <text:p>woman</text:p>
          </table:table-cell>
          <table:table-cell office:value-type="string">
            <text:p>260px-Marjane_Satrapi_mg_7519_(cropped)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64</text:p>
          </table:table-cell>
          <table:table-cell office:value-type="string">
            <text:p>1969</text:p>
          </table:table-cell>
        </table:table-row>
        <table:table-row table:style-name="ro1">
          <table:table-cell table:style-name="ce2" office:value-type="string">
            <text:p>person_67</text:p>
          </table:table-cell>
          <table:table-cell office:value-type="string">
            <text:p>filmmaker</text:p>
          </table:table-cell>
          <table:table-cell office:value-type="string">
            <text:p>Agnès</text:p>
          </table:table-cell>
          <table:table-cell office:value-type="string">
            <text:p>Varda</text:p>
          </table:table-cell>
          <table:table-cell office:value-type="string">
            <text:p>30/05/1928</text:p>
          </table:table-cell>
          <table:table-cell office:value-type="string">
            <text:p>woman</text:p>
          </table:table-cell>
          <table:table-cell office:value-type="string">
            <text:p>250px-Agnès_Varda_(Berlinale_2019)_(cropped)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42</text:p>
          </table:table-cell>
          <table:table-cell office:value-type="string">
            <text:p>1928</text:p>
          </table:table-cell>
        </table:table-row>
        <table:table-row table:style-name="ro1">
          <table:table-cell table:style-name="ce3" office:value-type="string">
            <text:p>person_68</text:p>
          </table:table-cell>
          <table:table-cell office:value-type="string">
            <text:p>actor</text:p>
          </table:table-cell>
          <table:table-cell office:value-type="string">
            <text:p>Richard</text:p>
          </table:table-cell>
          <table:table-cell office:value-type="string">
            <text:p>Anconina</text:p>
          </table:table-cell>
          <table:table-cell office:value-type="string">
            <text:p>28/01/1953</text:p>
          </table:table-cell>
          <table:table-cell office:value-type="string">
            <text:p>man</text:p>
          </table:table-cell>
          <table:table-cell office:value-type="string">
            <text:p>220px-Richard_Anconina_2012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71</text:p>
          </table:table-cell>
          <table:table-cell office:value-type="string">
            <text:p>1953</text:p>
          </table:table-cell>
        </table:table-row>
        <table:table-row table:style-name="ro1">
          <table:table-cell table:style-name="ce2" office:value-type="string">
            <text:p>person_69</text:p>
          </table:table-cell>
          <table:table-cell office:value-type="string">
            <text:p>writer</text:p>
          </table:table-cell>
          <table:table-cell office:value-type="string">
            <text:p>Marguerite</text:p>
          </table:table-cell>
          <table:table-cell office:value-type="string">
            <text:p>Yourcenar</text:p>
          </table:table-cell>
          <table:table-cell office:value-type="string">
            <text:p>08/06/1903</text:p>
          </table:table-cell>
          <table:table-cell office:value-type="string">
            <text:p>woman</text:p>
          </table:table-cell>
          <table:table-cell office:value-type="string">
            <text:p>260px-Marguerite_Yourcenar-Bailleul-1982.10.04.Bernhard_De_Grendel_(11)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37</text:p>
          </table:table-cell>
          <table:table-cell office:value-type="string">
            <text:p>1903</text:p>
          </table:table-cell>
        </table:table-row>
        <table:table-row table:style-name="ro1">
          <table:table-cell table:style-name="ce3" office:value-type="string">
            <text:p>person_70</text:p>
          </table:table-cell>
          <table:table-cell office:value-type="string">
            <text:p>writer</text:p>
          </table:table-cell>
          <table:table-cell office:value-type="string">
            <text:p>Françoise</text:p>
          </table:table-cell>
          <table:table-cell office:value-type="string">
            <text:p>Sagant</text:p>
          </table:table-cell>
          <table:table-cell office:value-type="string">
            <text:p>21/06/1935</text:p>
          </table:table-cell>
          <table:table-cell office:value-type="string">
            <text:p>woman</text:p>
          </table:table-cell>
          <table:table-cell office:value-type="string">
            <text:p>Françoise_Sagan_1960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21</text:p>
          </table:table-cell>
          <table:table-cell office:value-type="string">
            <text:p>1935</text:p>
          </table:table-cell>
        </table:table-row>
        <table:table-row table:style-name="ro1">
          <table:table-cell table:style-name="ce2" office:value-type="string">
            <text:p>person_71</text:p>
          </table:table-cell>
          <table:table-cell office:value-type="string">
            <text:p>writer</text:p>
          </table:table-cell>
          <table:table-cell office:value-type="string">
            <text:p>Georges</text:p>
          </table:table-cell>
          <table:table-cell office:value-type="string">
            <text:p>Sand</text:p>
          </table:table-cell>
          <table:table-cell office:value-type="string">
            <text:p>01/07/1804</text:p>
          </table:table-cell>
          <table:table-cell office:value-type="string">
            <text:p>woman</text:p>
          </table:table-cell>
          <table:table-cell office:value-type="string">
            <text:p>220px-George_Sand.webp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14</text:p>
          </table:table-cell>
          <table:table-cell office:value-type="string">
            <text:p>1804</text:p>
          </table:table-cell>
        </table:table-row>
        <table:table-row table:style-name="ro1">
          <table:table-cell table:style-name="ce3" office:value-type="string">
            <text:p>person_72</text:p>
          </table:table-cell>
          <table:table-cell office:value-type="string">
            <text:p>writer</text:p>
          </table:table-cell>
          <table:table-cell office:value-type="string">
            <text:p>Virginia</text:p>
          </table:table-cell>
          <table:table-cell office:value-type="string">
            <text:p>Woolf</text:p>
          </table:table-cell>
          <table:table-cell office:value-type="string">
            <text:p>25/01/1882</text:p>
          </table:table-cell>
          <table:table-cell office:value-type="string">
            <text:p>woman</text:p>
          </table:table-cell>
          <table:table-cell office:value-type="string">
            <text:p>Virginia_Woolf_1927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44</text:p>
          </table:table-cell>
          <table:table-cell office:value-type="string">
            <text:p>1882</text:p>
          </table:table-cell>
        </table:table-row>
        <table:table-row table:style-name="ro1">
          <table:table-cell table:style-name="ce2" office:value-type="string">
            <text:p>person_73</text:p>
          </table:table-cell>
          <table:table-cell office:value-type="string">
            <text:p>writer</text:p>
          </table:table-cell>
          <table:table-cell office:value-type="string">
            <text:p>Marguerite</text:p>
          </table:table-cell>
          <table:table-cell office:value-type="string">
            <text:p>Duras</text:p>
          </table:table-cell>
          <table:table-cell office:value-type="string">
            <text:p>04/04/1914</text:p>
          </table:table-cell>
          <table:table-cell office:value-type="string">
            <text:p>woman</text:p>
          </table:table-cell>
          <table:table-cell office:value-type="string">
            <text:p>Marguerite_Duras_1993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21</text:p>
          </table:table-cell>
          <table:table-cell office:value-type="string">
            <text:p>1914</text:p>
          </table:table-cell>
        </table:table-row>
        <table:table-row table:style-name="ro1">
          <table:table-cell table:style-name="ce3" office:value-type="string">
            <text:p>person_74</text:p>
          </table:table-cell>
          <table:table-cell office:value-type="string">
            <text:p>writer</text:p>
          </table:table-cell>
          <table:table-cell office:value-type="string">
            <text:p>Simone</text:p>
          </table:table-cell>
          <table:table-cell office:value-type="string">
            <text:p>de Beauvoir</text:p>
          </table:table-cell>
          <table:table-cell office:value-type="string">
            <text:p>09/01/1908</text:p>
          </table:table-cell>
          <table:table-cell office:value-type="string">
            <text:p>woman</text:p>
          </table:table-cell>
          <table:table-cell office:value-type="string">
            <text:p>Simone_de_Beauvoir2.pn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71</text:p>
          </table:table-cell>
          <table:table-cell office:value-type="string">
            <text:p>1908</text:p>
          </table:table-cell>
        </table:table-row>
        <table:table-row table:style-name="ro1">
          <table:table-cell table:style-name="ce2" office:value-type="string">
            <text:p>person_75</text:p>
          </table:table-cell>
          <table:table-cell office:value-type="string">
            <text:p>writer</text:p>
          </table:table-cell>
          <table:table-cell office:value-type="string">
            <text:p>Marie</text:p>
          </table:table-cell>
          <table:table-cell office:value-type="string">
            <text:p>N'Diaye</text:p>
          </table:table-cell>
          <table:table-cell office:value-type="string">
            <text:p>04/06/1967</text:p>
          </table:table-cell>
          <table:table-cell office:value-type="string">
            <text:p>woman</text:p>
          </table:table-cell>
          <table:table-cell office:value-type="string">
            <text:p>220px-Marie_NDiaye01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62</text:p>
          </table:table-cell>
          <table:table-cell office:value-type="string">
            <text:p>1967</text:p>
          </table:table-cell>
        </table:table-row>
        <table:table-row table:style-name="ro1">
          <table:table-cell table:style-name="ce3" office:value-type="string">
            <text:p>person_76</text:p>
          </table:table-cell>
          <table:table-cell office:value-type="string">
            <text:p>writer</text:p>
          </table:table-cell>
          <table:table-cell office:value-type="string">
            <text:p>Léopold</text:p>
          </table:table-cell>
          <table:table-cell office:value-type="string">
            <text:p>Sédar Senghor</text:p>
          </table:table-cell>
          <table:table-cell office:value-type="string">
            <text:p>09/10/1906</text:p>
          </table:table-cell>
          <table:table-cell office:value-type="string">
            <text:p>man</text:p>
          </table:table-cell>
          <table:table-cell office:value-type="string">
            <text:p>Léopold_Senghor_Pic_5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21</text:p>
          </table:table-cell>
          <table:table-cell office:value-type="string">
            <text:p>1906</text:p>
          </table:table-cell>
        </table:table-row>
        <table:table-row table:style-name="ro1">
          <table:table-cell table:style-name="ce2" office:value-type="string">
            <text:p>person_77</text:p>
          </table:table-cell>
          <table:table-cell office:value-type="string">
            <text:p>writer</text:p>
          </table:table-cell>
          <table:table-cell office:value-type="string">
            <text:p>Aimé</text:p>
          </table:table-cell>
          <table:table-cell office:value-type="string">
            <text:p>Césaire</text:p>
          </table:table-cell>
          <table:table-cell office:value-type="string">
            <text:p>26/06/1913</text:p>
          </table:table-cell>
          <table:table-cell office:value-type="string">
            <text:p>man</text:p>
          </table:table-cell>
          <table:table-cell office:value-type="string">
            <text:p>220px-Aime_Cesaire_2003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55</text:p>
          </table:table-cell>
          <table:table-cell office:value-type="string">
            <text:p>1913</text:p>
          </table:table-cell>
        </table:table-row>
        <table:table-row table:style-name="ro1">
          <table:table-cell table:style-name="ce3" office:value-type="string">
            <text:p>person_78</text:p>
          </table:table-cell>
          <table:table-cell office:value-type="string">
            <text:p>writer</text:p>
          </table:table-cell>
          <table:table-cell office:value-type="string">
            <text:p>Agatha</text:p>
          </table:table-cell>
          <table:table-cell office:value-type="string">
            <text:p>Christie</text:p>
          </table:table-cell>
          <table:table-cell office:value-type="string">
            <text:p>15/09/1890</text:p>
          </table:table-cell>
          <table:table-cell office:value-type="string">
            <text:p>woman</text:p>
          </table:table-cell>
          <table:table-cell office:value-type="string">
            <text:p>Agatha_Christie_in_1925.jpg</text:p>
          </table:table-cell>
          <table:table-cell office:value-type="string">
            <text:p>wikimedia</text:p>
          </table:table-cell>
          <table:table-cell office:value-type="float" office:value="3">
            <text:p>3</text:p>
          </table:table-cell>
          <table:table-cell office:value-type="string">
            <text:p>person_66</text:p>
          </table:table-cell>
          <table:table-cell office:value-type="string">
            <text:p>1890</text:p>
          </table:table-cell>
        </table:table-row>
        <table:table-row table:style-name="ro1">
          <table:table-cell table:style-name="ce2" office:value-type="string">
            <text:p>person_79</text:p>
          </table:table-cell>
          <table:table-cell office:value-type="string">
            <text:p>writer</text:p>
          </table:table-cell>
          <table:table-cell/>
          <table:table-cell office:value-type="string">
            <text:p>Saint-John Perse</text:p>
          </table:table-cell>
          <table:table-cell office:value-type="string">
            <text:p>31/05/1887</text:p>
          </table:table-cell>
          <table:table-cell office:value-type="string">
            <text:p>man</text:p>
          </table:table-cell>
          <table:table-cell office:value-type="string">
            <text:p>200px-Saint-John_Perse_1960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33</text:p>
          </table:table-cell>
          <table:table-cell office:value-type="string">
            <text:p>1887</text:p>
          </table:table-cell>
        </table:table-row>
        <table:table-row table:style-name="ro1">
          <table:table-cell table:style-name="ce3" office:value-type="string">
            <text:p>person_80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Darroussin</text:p>
          </table:table-cell>
          <table:table-cell office:value-type="string">
            <text:p>04/12/1953</text:p>
          </table:table-cell>
          <table:table-cell office:value-type="string">
            <text:p>man</text:p>
          </table:table-cell>
          <table:table-cell office:value-type="string">
            <text:p>Jean-Pierre_Darroussin_2013.jpg</text:p>
          </table:table-cell>
          <table:table-cell office:value-type="string">
            <text:p>wikimedia</text:p>
          </table:table-cell>
          <table:table-cell office:value-type="float" office:value="4">
            <text:p>4</text:p>
          </table:table-cell>
          <table:table-cell office:value-type="string">
            <text:p>person_46</text:p>
          </table:table-cell>
          <table:table-cell office:value-type="string">
            <text:p>1953</text:p>
          </table:table-cell>
        </table:table-row>
        <table:table-row table:style-name="ro1">
          <table:table-cell table:style-name="ce2" office:value-type="string">
            <text:p>person_81</text:p>
          </table:table-cell>
          <table:table-cell office:value-type="string">
            <text:p>actor</text:p>
          </table:table-cell>
          <table:table-cell office:value-type="string">
            <text:p>Morgan</text:p>
          </table:table-cell>
          <table:table-cell office:value-type="string">
            <text:p>Freeman</text:p>
          </table:table-cell>
          <table:table-cell office:value-type="string">
            <text:p>01/06/1937</text:p>
          </table:table-cell>
          <table:table-cell office:value-type="string">
            <text:p>man</text:p>
          </table:table-cell>
          <table:table-cell office:value-type="string">
            <text:p>260px-Morgan_Freeman_Deauville_2018.jpg</text:p>
          </table:table-cell>
          <table:table-cell office:value-type="string">
            <text:p>wikimedia</text:p>
          </table:table-cell>
          <table:table-cell office:value-type="float" office:value="2">
            <text:p>2</text:p>
          </table:table-cell>
          <table:table-cell office:value-type="string">
            <text:p>person_21</text:p>
          </table:table-cell>
          <table:table-cell office:value-type="string">
            <text:p>1937</text:p>
          </table:table-cell>
        </table:table-row>
        <table:table-row table:style-name="ro1">
          <table:table-cell table:style-name="ce3" office:value-type="string">
            <text:p>person_82</text:p>
          </table:table-cell>
          <table:table-cell office:value-type="string">
            <text:p>writer</text:p>
          </table:table-cell>
          <table:table-cell office:value-type="string">
            <text:p>Jean-Paul</text:p>
          </table:table-cell>
          <table:table-cell office:value-type="string">
            <text:p>Sartre</text:p>
          </table:table-cell>
          <table:table-cell office:value-type="string">
            <text:p>21/06/1905</text:p>
          </table:table-cell>
          <table:table-cell office:value-type="string">
            <text:p>man</text:p>
          </table:table-cell>
          <table:table-cell office:value-type="string">
            <text:p>Jean_Paul_Sartre_1965.jpg</text:p>
          </table:table-cell>
          <table:table-cell office:value-type="string">
            <text:p>wikimedia</text:p>
          </table:table-cell>
          <table:table-cell office:value-type="float" office:value="1">
            <text:p>1</text:p>
          </table:table-cell>
          <table:table-cell office:value-type="string">
            <text:p>person_65</text:p>
          </table:table-cell>
          <table:table-cell office:value-type="string">
            <text:p>1905</text:p>
          </table:table-cell>
        </table:table-row>
        <table:table-row table:style-name="ro1">
          <table:table-cell table:style-name="ce2" office:value-type="string">
            <text:p>person_83</text:p>
          </table:table-cell>
          <table:table-cell office:value-type="string">
            <text:p>writer</text:p>
          </table:table-cell>
          <table:table-cell office:value-type="string">
            <text:p>Marcel</text:p>
          </table:table-cell>
          <table:table-cell office:value-type="string">
            <text:p>Proust</text:p>
          </table:table-cell>
          <table:table-cell office:value-type="string">
            <text:p>10/07/1871</text:p>
          </table:table-cell>
          <table:table-cell office:value-type="string">
            <text:p>man</text:p>
          </table:table-cell>
          <table:table-cell office:value-type="string">
            <text:p>Otto_Wegener_Proust_vers_1895_bis.jpg</text:p>
          </table:table-cell>
          <table:table-cell office:value-type="string">
            <text:p>wikimedia</text:p>
          </table:table-cell>
          <table:table-cell office:value-type="float" office:value="0">
            <text:p>0</text:p>
          </table:table-cell>
          <table:table-cell office:value-type="string">
            <text:p>person_11</text:p>
          </table:table-cell>
          <table:table-cell office:value-type="string">
            <text:p>1871</text:p>
          </table:table-cell>
        </table:table-row>
        <table:table-row table:style-name="ro1">
          <table:table-cell table:style-name="ce2" office:value-type="string">
            <text:p>Person_84</text:p>
          </table:table-cell>
          <table:table-cell office:value-type="string">
            <text:p>filmmaker</text:p>
          </table:table-cell>
          <table:table-cell office:value-type="string">
            <text:p>Jim</text:p>
          </table:table-cell>
          <table:table-cell office:value-type="string">
            <text:p>Jarmusch</text:p>
          </table:table-cell>
          <table:table-cell office:value-type="string">
            <text:p>22/01/1953</text:p>
          </table:table-cell>
          <table:table-cell office:value-type="string">
            <text:p>man</text:p>
          </table:table-cell>
          <table:table-cell office:value-type="string">
            <text:p>Jim_Jarmusch_Cannes_2016.jpg</text:p>
          </table:table-cell>
          <table:table-cell office:value-type="string">
            <text:p>wikimedia</text:p>
          </table:table-cell>
          <table:table-cell office:value-type="float" office:value="7">
            <text:p>7</text:p>
          </table:table-cell>
          <table:table-cell office:value-type="string">
            <text:p>person_43</text:p>
          </table:table-cell>
          <table:table-cell office:value-type="string">
            <text:p>1953</text:p>
          </table:table-cell>
        </table:table-row>
        <table:table-row table:style-name="ro1">
          <table:table-cell office:value-type="string">
            <text:p>Person_85</text:p>
          </table:table-cell>
          <table:table-cell office:value-type="string">
            <text:p>transformist</text:p>
          </table:table-cell>
          <table:table-cell office:value-type="string">
            <text:p>Charles</text:p>
          </table:table-cell>
          <table:table-cell office:value-type="string">
            <text:p>d'Éon de Beaumont,</text:p>
          </table:table-cell>
          <table:table-cell office:value-type="string">
            <text:p>05/10/1728</text:p>
          </table:table-cell>
          <table:table-cell office:value-type="string">
            <text:p>undefined</text:p>
          </table:table-cell>
          <table:table-cell office:value-type="string">
            <text:p>260px-Thomas_Stewart_–_Chevalier_d'Eon.jpg</text:p>
          </table:table-cell>
          <table:table-cell office:value-type="string">
            <text:p>wikimedia</text:p>
          </table:table-cell>
          <table:table-cell office:value-type="float" office:value="9">
            <text:p>9</text:p>
          </table:table-cell>
          <table:table-cell office:value-type="string">
            <text:p>Person_16</text:p>
          </table:table-cell>
          <table:table-cell office:value-type="float" office:value="1728">
            <text:p>1728</text:p>
          </table:table-cell>
        </table:table-row>
        <table:table-row table:style-name="ro1" table:number-rows-repeated="1048489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23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9-22T19:49:04</meta:creation-date>
    <dc:creator>Laurent ML</dc:creator>
    <dc:date>2020-10-29T23:21:34</dc:date>
    <meta:editing-cycles>73</meta:editing-cycles>
    <meta:editing-duration>P2DT19H21M9S</meta:editing-duration>
    <meta:generator>OpenOffice/4.1.7$Unix OpenOffice.org_project/417m1$Build-9800</meta:generator>
    <meta:document-statistic meta:table-count="1" meta:cell-count="941" meta:object-count="0"/>
  </office:meta>
</office:document-meta>
</file>